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Whitney" svg:font-family="Whitney, 'Helvetica Neue', Helvetica, Arial, sans-serif"/>
    <style:font-face style:name="tim" svg:font-family="tim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Text_20_body">
      <style:text-properties fo:language="pt" fo:country="BR" officeooo:rsid="0013e06c" officeooo:paragraph-rsid="0013e06c"/>
    </style:style>
    <style:style style:name="P4" style:family="paragraph" style:parent-style-name="OrgSubtitle">
      <style:text-properties fo:language="pt" fo:country="BR"/>
    </style:style>
    <style:style style:name="P5" style:family="paragraph" style:parent-style-name="Contents_20_Heading">
      <style:text-properties fo:language="pt" fo:country="BR"/>
    </style:style>
    <style:style style:name="P6" style:family="paragraph" style:parent-style-name="Text_20_body" style:list-style-name="OrgBulletedList">
      <style:text-properties fo:language="pt" fo:country="BR"/>
    </style:style>
    <style:style style:name="P7" style:family="paragraph" style:parent-style-name="Text_20_body" style:list-style-name="OrgBulletedList">
      <style:text-properties fo:language="pt" fo:country="BR" officeooo:rsid="00197caa" officeooo:paragraph-rsid="00197caa" fo:background-color="transparent"/>
    </style:style>
    <style:style style:name="P8" style:family="paragraph" style:parent-style-name="Text_20_body">
      <style:text-properties fo:language="pt" fo:country="BR" officeooo:rsid="001b5233" officeooo:paragraph-rsid="001b5233" fo:background-color="transparent"/>
    </style:style>
    <style:style style:name="P9" style:family="paragraph" style:parent-style-name="Text_20_body">
      <style:text-properties fo:language="pt" fo:country="BR" officeooo:rsid="001ca45a" officeooo:paragraph-rsid="001ca45a" fo:background-color="transparent"/>
    </style:style>
    <style:style style:name="P10" style:family="paragraph" style:parent-style-name="Text_20_body">
      <style:text-properties fo:language="pt" fo:country="BR" officeooo:rsid="001caff8" officeooo:paragraph-rsid="001caff8" fo:background-color="transparent"/>
    </style:style>
    <style:style style:name="P11" style:family="paragraph" style:parent-style-name="Text_20_body">
      <style:text-properties officeooo:paragraph-rsid="001cd893"/>
    </style:style>
    <style:style style:name="P12" style:family="paragraph" style:parent-style-name="Heading_20_1">
      <style:text-properties fo:language="pt" fo:country="BR"/>
    </style:style>
    <style:style style:name="P13" style:family="paragraph" style:parent-style-name="Heading_20_3">
      <style:text-properties fo:language="pt" fo:country="BR"/>
    </style:style>
    <style:style style:name="P14" style:family="paragraph" style:parent-style-name="Heading_20_2">
      <style:text-properties fo:language="pt" fo:country="BR"/>
    </style:style>
    <style:style style:name="T1" style:family="text">
      <style:text-properties officeooo:rsid="0013e06c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1cd893" fo:background-color="transparent" loext:char-shading-value="0"/>
    </style:style>
    <style:style style:name="T4" style:family="text">
      <style:text-properties officeooo:rsid="0018498e"/>
    </style:style>
    <style:style style:name="T5" style:family="text">
      <style:text-properties officeooo:rsid="001b026f"/>
    </style:style>
    <style:style style:name="T6" style:family="text">
      <style:text-properties officeooo:rsid="001ca45a"/>
    </style:style>
    <style:style style:name="T7" style:family="text">
      <style:text-properties officeooo:rsid="001caff8"/>
    </style:style>
    <style:style style:name="T8" style:family="text">
      <style:text-properties fo:font-variant="normal" fo:text-transform="none" style:use-window-font-color="true" style:font-name="Times New Roman1" fo:font-size="12pt" fo:letter-spacing="normal" fo:language="pt" fo:country="BR" fo:font-style="normal" fo:font-weight="normal" officeooo:rsid="001cd893" fo:background-color="transparent" loext:char-shading-value="0" style:font-size-asian="10.5pt" style:font-size-complex="12pt"/>
    </style:style>
    <style:style style:name="T9" style:family="text">
      <style:text-properties fo:font-variant="normal" fo:text-transform="none" style:use-window-font-color="true" style:font-name="Times New Roman1" fo:font-size="11.25pt" fo:letter-spacing="normal" fo:language="pt" fo:country="BR" fo:font-style="normal" fo:font-weight="normal" officeooo:rsid="001cd893" fo:background-color="transparent" loext:char-shading-value="0"/>
    </style:style>
    <style:style style:name="T10" style:family="text">
      <style:text-properties fo:font-variant="normal" fo:text-transform="none" style:use-window-font-color="true" style:font-name="Times New Roman1" fo:font-size="11.25pt" fo:letter-spacing="normal" fo:language="pt" fo:country="BR" fo:font-style="normal" fo:font-weight="normal" officeooo:rsid="001df32f" fo:background-color="transparent" loext:char-shading-value="0"/>
    </style:style>
    <style:style style:name="T11" style:family="text">
      <style:text-properties fo:font-variant="normal" fo:text-transform="none" style:use-window-font-color="true" style:font-name="Times New Roman1" fo:font-size="11.25pt" fo:letter-spacing="normal" fo:language="pt" fo:country="BR" fo:font-style="normal" fo:font-weight="normal" officeooo:rsid="001e3cd2" fo:background-color="transparent" loext:char-shading-value="0"/>
    </style:style>
    <style:style style:name="Sect1" style:family="section">
      <style:section-properties fo:background-color="#c0c0c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4"><text:initial-creator>Luciano</text:initial-creator></text:p>
      <text:p text:style-name="P4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5">Table of Contents</text:p>
          </text:index-title>
          <text:p text:style-name="Contents_20_1"><text:a xlink:type="simple" xlink:href="#org0691fcd" text:style-name="Internet_20_link" text:visited-style-name="Visited_20_Internet_20_Link"><text:span text:style-name="T2">1. </text:span></text:a><text:a xlink:type="simple" xlink:href="#org0691fcd" text:style-name="Internet_20_link" text:visited-style-name="Visited_20_Internet_20_Link"><text:span text:style-name="OrgTodo"><text:span text:style-name="T2">TODO</text:span></text:span></text:a><text:a xlink:type="simple" xlink:href="#org0691fcd" text:style-name="Internet_20_link" text:visited-style-name="Visited_20_Internet_20_Link"><text:span text:style-name="T2"> o que fazer</text:span></text:a></text:p>
          <text:p text:style-name="Contents_20_1"><text:a xlink:type="simple" xlink:href="#orgc63c895" text:style-name="Internet_20_link" text:visited-style-name="Visited_20_Internet_20_Link"><text:span text:style-name="T2">2. </text:span></text:a><text:a xlink:type="simple" xlink:href="#orgc63c895" text:style-name="Internet_20_link" text:visited-style-name="Visited_20_Internet_20_Link"><text:span text:style-name="OrgTodo"><text:span text:style-name="T2">TODO</text:span></text:span></text:a><text:a xlink:type="simple" xlink:href="#orgc63c895" text:style-name="Internet_20_link" text:visited-style-name="Visited_20_Internet_20_Link"><text:span text:style-name="T2"> Requisitos de sistema</text:span></text:a></text:p>
          <text:p text:style-name="Contents_20_2"><text:a xlink:type="simple" xlink:href="#org741a92d" text:style-name="Internet_20_link" text:visited-style-name="Visited_20_Internet_20_Link"><text:span text:style-name="T2">2.1. </text:span></text:a><text:a xlink:type="simple" xlink:href="#org741a92d" text:style-name="Internet_20_link" text:visited-style-name="Visited_20_Internet_20_Link"><text:span text:style-name="OrgTodo"><text:span text:style-name="T2">TODO</text:span></text:span></text:a><text:a xlink:type="simple" xlink:href="#org741a92d" text:style-name="Internet_20_link" text:visited-style-name="Visited_20_Internet_20_Link"><text:span text:style-name="T2"> Capa</text:span></text:a></text:p>
          <text:p text:style-name="Contents_20_2"><text:a xlink:type="simple" xlink:href="#orgdc37968" text:style-name="Internet_20_link" text:visited-style-name="Visited_20_Internet_20_Link"><text:span text:style-name="T2">2.2. Resumo</text:span></text:a></text:p>
          <text:p text:style-name="Contents_20_2"><text:a xlink:type="simple" xlink:href="#org0c7eda1" text:style-name="Internet_20_link" text:visited-style-name="Visited_20_Internet_20_Link"><text:span text:style-name="T2">2.3. </text:span></text:a><text:a xlink:type="simple" xlink:href="#org0c7eda1" text:style-name="Internet_20_link" text:visited-style-name="Visited_20_Internet_20_Link"><text:span text:style-name="OrgTodo"><text:span text:style-name="T2">TODO</text:span></text:span></text:a><text:a xlink:type="simple" xlink:href="#org0c7eda1" text:style-name="Internet_20_link" text:visited-style-name="Visited_20_Internet_20_Link"><text:span text:style-name="T2"> Introdução</text:span></text:a></text:p>
          <text:p text:style-name="Contents_20_2"><text:a xlink:type="simple" xlink:href="#org575fb46" text:style-name="Internet_20_link" text:visited-style-name="Visited_20_Internet_20_Link"><text:span text:style-name="T2">2.4. </text:span></text:a><text:a xlink:type="simple" xlink:href="#org575fb46" text:style-name="Internet_20_link" text:visited-style-name="Visited_20_Internet_20_Link"><text:span text:style-name="OrgTodo"><text:span text:style-name="T2">TODO</text:span></text:span></text:a><text:a xlink:type="simple" xlink:href="#org575fb46" text:style-name="Internet_20_link" text:visited-style-name="Visited_20_Internet_20_Link"><text:span text:style-name="T2"> Aprofundamento</text:span></text:a></text:p>
          <text:p text:style-name="Contents_20_2"><text:a xlink:type="simple" xlink:href="#org5dfb654" text:style-name="Internet_20_link" text:visited-style-name="Visited_20_Internet_20_Link"><text:span text:style-name="T2">2.5. </text:span></text:a><text:a xlink:type="simple" xlink:href="#org5dfb654" text:style-name="Internet_20_link" text:visited-style-name="Visited_20_Internet_20_Link"><text:span text:style-name="OrgTodo"><text:span text:style-name="T2">TODO</text:span></text:span></text:a><text:a xlink:type="simple" xlink:href="#org5dfb654" text:style-name="Internet_20_link" text:visited-style-name="Visited_20_Internet_20_Link"><text:span text:style-name="T2"> Importância nos projetos reais</text:span></text:a></text:p>
          <text:p text:style-name="Contents_20_2"><text:a xlink:type="simple" xlink:href="#org3478c70" text:style-name="Internet_20_link" text:visited-style-name="Visited_20_Internet_20_Link"><text:span text:style-name="T2">2.6. </text:span></text:a><text:a xlink:type="simple" xlink:href="#org3478c70" text:style-name="Internet_20_link" text:visited-style-name="Visited_20_Internet_20_Link"><text:span text:style-name="OrgTodo"><text:span text:style-name="T2">TODO</text:span></text:span></text:a><text:a xlink:type="simple" xlink:href="#org3478c70" text:style-name="Internet_20_link" text:visited-style-name="Visited_20_Internet_20_Link"><text:span text:style-name="T2"> Conclusões</text:span></text:a></text:p>
          <text:p text:style-name="Contents_20_1"><text:a xlink:type="simple" xlink:href="#orgdae17dc" text:style-name="Internet_20_link" text:visited-style-name="Visited_20_Internet_20_Link"><text:span text:style-name="T2">3. Anotações</text:span></text:a></text:p>
          <text:p text:style-name="Contents_20_2"><text:a xlink:type="simple" xlink:href="#org1693d65" text:style-name="Internet_20_link" text:visited-style-name="Visited_20_Internet_20_Link"><text:span text:style-name="T2">3.1. Ánalise de requisitos</text:span></text:a></text:p>
          <text:p text:style-name="Contents_20_3"><text:a xlink:type="simple" xlink:href="#org9acdced" text:style-name="Internet_20_link" text:visited-style-name="Visited_20_Internet_20_Link"><text:span text:style-name="T2">3.1.1. Análise de requisitos</text:span></text:a></text:p>
          <text:p text:style-name="Contents_20_3"><text:a xlink:type="simple" xlink:href="#orge280fae" text:style-name="Internet_20_link" text:visited-style-name="Visited_20_Internet_20_Link"><text:span text:style-name="T2">3.1.2. Pequeno texto</text:span></text:a></text:p>
          <text:p text:style-name="Contents_20_3"><text:a xlink:type="simple" xlink:href="#org78931bb" text:style-name="Internet_20_link" text:visited-style-name="Visited_20_Internet_20_Link"><text:span text:style-name="T2">3.1.3. OLD</text:span></text:a></text:p>
          <text:p text:style-name="Contents_20_2"><text:a xlink:type="simple" xlink:href="#org68f2fb1" text:style-name="Internet_20_link" text:visited-style-name="Visited_20_Internet_20_Link"><text:span text:style-name="T2">3.2. Especificação de requisitos</text:span></text:a></text:p>
          <text:p text:style-name="Contents_20_3"><text:a xlink:type="simple" xlink:href="#org4c9a727" text:style-name="Internet_20_link" text:visited-style-name="Visited_20_Internet_20_Link"><text:span text:style-name="T2">3.2.1. Pequeno texto</text:span></text:a></text:p>
          <text:p text:style-name="Contents_20_2"><text:a xlink:type="simple" xlink:href="#org8f740fd" text:style-name="Internet_20_link" text:visited-style-name="Visited_20_Internet_20_Link"><text:span text:style-name="T2">3.3. Boehm's first law</text:span></text:a></text:p>
          <text:p text:style-name="Contents_20_2"><text:a xlink:type="simple" xlink:href="#orgc63f910" text:style-name="Internet_20_link" text:visited-style-name="Visited_20_Internet_20_Link"><text:span text:style-name="T2">3.4. Referências</text:span></text:a></text:p>
        </text:index-body>
      </text:table-of-content>
      <text:h text:style-name="Heading_20_1" text:outline-level="1"><text:bookmark text:name="org0691fcd"/><text:bookmark-start text:name="OrgXref.org0691fcd"/><text:span text:style-name="OrgTodo"><text:span text:style-name="T2">TODO</text:span></text:span><text:span text:style-name="T2"> o que fazer </text:span><text:bookmark-end text:name="OrgXref.org0691fcd"/></text:h>
      <text:h text:style-name="Heading_20_1" text:outline-level="1"><text:bookmark text:name="orgc63c895"/><text:bookmark-start text:name="OrgXref.orgc63c895"/><text:span text:style-name="OrgTodo"><text:span text:style-name="T2">TODO</text:span></text:span><text:span text:style-name="T2"> Requisitos de sistema </text:span><text:bookmark-end text:name="OrgXref.orgc63c895"/></text:h>
      <text:h text:style-name="Heading_20_2" text:outline-level="2"><text:bookmark text:name="org741a92d"/><text:bookmark-start text:name="OrgXref.org741a92d"/><text:span text:style-name="OrgTodo"><text:span text:style-name="T2">TODO</text:span></text:span><text:span text:style-name="T2"> Capa </text:span><text:bookmark-end text:name="OrgXref.org741a92d"/></text:h>
      <text:h text:style-name="P14" text:outline-level="2"><text:bookmark text:name="orgdc37968"/><text:bookmark-start text:name="OrgXref.orgdc37968"/>Resumo <text:bookmark-end text:name="OrgXref.orgdc37968"/></text:h>
      <text:p text:style-name="P2">Os requisitos de sistema é a área de Engenharia de Software dedicada a expressar as necessidades e restrições no qual o produto de software deverá operar. É considerada uma das áreas decisivas no processo de desenvolvimento do software, já que o mal andamento desta fase do processo pode condenar o seu desenvolvimento ao fracasso. </text:p>
      <text:h text:style-name="Heading_20_2" text:outline-level="2"><text:bookmark text:name="org0c7eda1"/><text:bookmark-start text:name="OrgXref.org0c7eda1"/><text:span text:style-name="OrgTodo"><text:span text:style-name="T2">TODO</text:span></text:span><text:span text:style-name="T2"> Introdução </text:span><text:bookmark-end text:name="OrgXref.org0c7eda1"/></text:h>
      <text:h text:style-name="Heading_20_2" text:outline-level="2"><text:bookmark text:name="org575fb46"/><text:bookmark-start text:name="OrgXref.org575fb46"/><text:span text:style-name="OrgTodo"><text:span text:style-name="T2">TODO</text:span></text:span><text:span text:style-name="T2"> Aprofundamento </text:span><text:bookmark-end text:name="OrgXref.org575fb46"/></text:h>
      <text:list xml:id="list121218770571776992" text:style-name="OrgBulletedList">
        <text:list-item>
          <text:p text:style-name="P7">Requisitos, <text:span text:style-name="T5">nada mais e que o que necessário para produção de um software, pois o software se baseia nessas necessidades, como podemos perceber, um software e uma ferramenta utilizada para solução de um problema, que se encontra num dia dia, ele ajuga nas organização e gestão e ate em sistemas para produção, hoje quase tudo que temos ao nosso redor usa-se softwares, desde software mais simples, como também complexos, mas para a produção de um software, necessitamos entender os problemas, as necessidades, e como funciona, pois para um software ser um software de qualidade, e esse software necessita atender alguns requisitos também para ser considerado um software.</text:span></text:p>
        </text:list-item>
      </text:list>
      <text:p text:style-name="P8"><text:soft-page-break/>Começaremos entendo o que e a palavra requisito, que é do latim(requisitus) que deriva do verbo <text:s/>requirere, traduzida como reclamar ou requerer, mas o que seria esse requisito dentro de softwares. Dentro de software requisito são a necessidade <text:s/>que expressam <text:s/>as especificações <text:s/><text:span text:style-name="T6">particulares de um produto de software que contribui para uma solução do mundo real. Nem tudo as vezes que você coleta de requisitos e cabível ao software, pois , na coleta pode haver falha, onde são as principais razoes para o fracasso de um software , o que acilia também são requisitos mal organizados , mal expressos, requisitos desnecessário para o cliente e a dificuldade para lidar com os requisitos que frequentes enta mudando.</text:span></text:p>
      <text:p text:style-name="P9">Pro isso em alguns projetos de software encontramos uma áreas chamada de engenharia de requisitos, que serve especificamente para gestão de requisitos,ja o termo engenharia de requisitos significa manipulação sistemática de requisitos, <text:span text:style-name="T7">o papel da engenharia de requisitos e:</text:span></text:p>
      <text:p text:style-name="P10">revisão de processo de requisitos;</text:p>
      <text:p text:style-name="P10">revisão de demandas dos usuários</text:p>
      <text:p text:style-name="P10">distribuição das tarefas de requisitos</text:p>
      <text:p text:style-name="P10">documentação dos requisitos</text:p>
      <text:p text:style-name="P10">revisão dos requisitos</text:p>
      <text:p text:style-name="P10">revisão dos requisitos pelos usuários</text:p>
      <text:p text:style-name="P10">colocação dos requisitos na linha base</text:p>
      <text:p text:style-name="P11"><text:span text:style-name="T3">dentro longo de período não se tinha uma padrão coreto de produção profissional de softwares, então IEEE(</text:span><text:span text:style-name="T8">Institute</text:span><text:span text:style-name="T9"> of Electrical and Electronics Engineers</text:span><text:span text:style-name="T3">)</text:span><text:span text:style-name="T9">Instituto de Engenheiros Eletricistas e Eletrônicos, </text:span><text:span text:style-name="T10">começarão a produção de um documentação <text:s/>que profissionaliza a engenharia de software, <text:s/>que teve sua nomenclatura <text:s/>conhecida como SWEBOK, que no inicio especificava 10 áreas de conhecimento para engenharia de software, que com a ultima atualização passou a possuir mais 5 áreas, entre elas requisitos de softwares.</text:span></text:p>
      <text:p text:style-name="P11"><text:span text:style-name="T10"><text:tab/></text:span><text:span text:style-name="T11">Dentro de SWEBOK ele define A área de conhecimento dos requisitos de software é dedicada à elicitação, analise, especificação e validação de requisitos de software assim como o gerenciamento de requisitos durante todo o processo de ciclo de vida do software.</text:span></text:p>
      <text:p text:style-name="P11"><text:span text:style-name="T10"/></text:p>
      <text:h text:style-name="Heading_20_2" text:outline-level="2"><text:bookmark text:name="org5dfb654"/><text:bookmark-start text:name="OrgXref.org5dfb654"/><text:span text:style-name="OrgTodo"><text:span text:style-name="T2">TODO</text:span></text:span><text:span text:style-name="T2"> Importância nos projetos reais </text:span><text:bookmark-end text:name="OrgXref.org5dfb654"/></text:h>
      <text:p text:style-name="P2">De uma perspectiva do gerente de projetos, o projeto foi concluído de maneira correta se: </text:p>
      <text:list xml:id="list160311888945985" text:style-name="OrgBulletedList">
        <text:list-item>
          <text:p text:style-name="P6">Projeto é entrego no prazo estimado </text:p>
        </text:list-item>
        <text:list-item>
          <text:p text:style-name="P6">Projeto é completado no orçamento previsto (ou abaixo dele) </text:p>
        </text:list-item>
        <text:list-item>
          <text:p text:style-name="P6">A solução funciona da maneira desejada pelo cliente </text:p>
        </text:list-item>
      </text:list>
      <text:p text:style-name="P2">Esses tópicos dependem de uma estimativa claro do projeto, que é algo que é adquirido através de um bom trabalho na parte de requisitos de sistema. </text:p>
      <text:p text:style-name="P2">Prazo, orçamento, e as soluções para os problemas dos clientes são conhecidas através de um processo de requisitos, e uma boa execução desse processo nos leva a prazos, orçamentos e soluções mais precisas. </text:p>
      <text:p text:style-name="P2">O mal andamento dessa fase do desenvolvimento do produto de software pode acarretar o fracasso do software, como por exemplo, ele nem sequer ser entregue.</text:p>
      <text:h text:style-name="Heading_20_2" text:outline-level="2"><text:bookmark text:name="org3478c70"/><text:bookmark-start text:name="OrgXref.org3478c70"/><text:soft-page-break/><text:span text:style-name="OrgTodo"><text:span text:style-name="T2">TODO</text:span></text:span><text:span text:style-name="T2"> Conclusões </text:span><text:bookmark-end text:name="OrgXref.org3478c70"/></text:h>
      <text:h text:style-name="P12" text:outline-level="1"><text:bookmark text:name="orgdae17dc"/><text:bookmark-start text:name="OrgXref.orgdae17dc"/>Anotações <text:bookmark-end text:name="OrgXref.orgdae17dc"/></text:h>
      <text:h text:style-name="P14" text:outline-level="2">Análise<text:bookmark-start text:name="OrgXref.org1693d65"/> de requisitos <text:bookmark-end text:name="OrgXref.org1693d65"/></text:h>
      <text:h text:style-name="P13" text:outline-level="3"><text:bookmark text:name="org9acdced"/><text:bookmark-start text:name="OrgXref.org9acdced"/>Análise de requisitos <text:bookmark-end text:name="OrgXref.org9acdced"/></text:h>
      <text:list xml:id="list160312491676105" text:style-name="OrgBulletedList">
        <text:list-item>
          <text:p text:style-name="P6">Classificação de requisitos </text:p>
        </text:list-item>
        <text:list-item>
          <text:p text:style-name="P6">Modelagem conceitual </text:p>
        </text:list-item>
        <text:list-item>
          <text:p text:style-name="P6">Design arquitetural e alocação de requisitos </text:p>
        </text:list-item>
        <text:list-item>
          <text:p text:style-name="P6">Negociação de requisitos </text:p>
        </text:list-item>
      </text:list>
      <text:h text:style-name="P13" text:outline-level="3"><text:bookmark text:name="orge280fae"/><text:bookmark-start text:name="OrgXref.orge280fae"/>Pequeno texto <text:bookmark-end text:name="OrgXref.orge280fae"/></text:h>
      <text:p text:style-name="P2">Análise de requisitos é um processo que tem por objetivo determinar se os requisitos elicitados são claros, completos, consistentes e não ambíguos de modo que possam ser validados, sua implementação verificável, e o seu custo de desenvolvimento estimado. </text:p>
      <text:p text:style-name="P2">Os requisitos colhidos servirão de referência para analisar, documentar, validar e gerenciar o processo de desenvolvimento de software. Para isso, os requisitos devem ser quantitativos, detalhados e relevantes. </text:p>
      <text:p text:style-name="P2">Também é da análise a responsabilidade de detectar e resolver conflitos entre os requisitos, eliminando possíveis redundâncias, inconsistências e omissões do sistema. </text:p>
      <text:h text:style-name="P14" text:outline-level="2"><text:bookmark-start text:name="OrgXref.org68f2fb1"/>Especificação de requisitos <text:bookmark-end text:name="OrgXref.org68f2fb1"/></text:h>
      <text:list xml:id="list160310795971871" text:style-name="OrgBulletedList">
        <text:list-item>
          <text:p text:style-name="P6">Documento de definição de sistema </text:p>
        </text:list-item>
        <text:list-item>
          <text:p text:style-name="P6">Especificação de requisitos do sistema </text:p>
        </text:list-item>
        <text:list-item>
          <text:p text:style-name="P6">Negociação de requisitos </text:p>
        </text:list-item>
        <text:list-item>
          <text:p text:style-name="P6">Análise formal </text:p>
        </text:list-item>
      </text:list>
      <text:h text:style-name="P13" text:outline-level="3"><text:bookmark text:name="org4c9a727"/><text:bookmark-start text:name="OrgXref.org4c9a727"/>Pequeno texto <text:bookmark-end text:name="OrgXref.org4c9a727"/></text:h>
      <text:p text:style-name="P2">A especificação é a descrição sistemática e abstrata das capacidades desejadas do software a partir dos requisitos levantados no processo de análise. </text:p>
      <text:p text:style-name="P2">É no processo de especificação que será apresentado a solução de como o software solucionará tais requisitos, descrevendo-os de maneira sistemática <text:span text:style-name="T4">as</text:span> suas propriedades funcionais. </text:p>
      <text:p text:style-name="P2">Após isso, também é definido o processo de validação que será utilizado para avaliar se o software está pertinente com o desejo do cliente e/ou usuário. </text:p>
      <text:h text:style-name="P14" text:outline-level="2"><text:bookmark text:name="org8f740fd"/><text:bookmark-start text:name="OrgXref.org8f740fd"/>Boehm's first law <text:bookmark-end text:name="OrgXref.org8f740fd"/></text:h>
      <text:p text:style-name="P2">Errors are most frequent during the requirements and design activities and are the more expensive the later they are removed <text:span text:style-name="T1">(Erros são mais frequentes durante os processos de requisitos e de projeto </text:span><text:soft-page-break/><text:span text:style-name="T1">e são mais expensivos o quanto mais tarde forem removidos).</text:span></text:p>
      <text:h text:style-name="P14" text:outline-level="2"><text:bookmark text:name="orgc63f910"/><text:bookmark-start text:name="OrgXref.orgc63f910"/>Referências <text:bookmark-end text:name="OrgXref.orgc63f910"/></text:h>
      <text:p text:style-name="P3">Não está completo</text:p>
      <text:p text:style-name="Text_20_body"><text:a xlink:type="simple" xlink:href="https://www.infoescola.com/engenharia-de-software/analise-de-requisitos/" text:style-name="Internet_20_link" text:visited-style-name="Visited_20_Internet_20_Link"><text:span text:style-name="T2">https://www.infoescola.com/engenharia-de-software/analise-de-requisitos/</text:span></text:a><text:span text:style-name="T2"> </text:span><text:a xlink:type="simple" xlink:href="http://linhadecodigo.com.br/artigo/3224/analise-e-especificacoes-de-requisitos.aspx" text:style-name="Internet_20_link" text:visited-style-name="Visited_20_Internet_20_Link"><text:span text:style-name="T2">http://linhadecodigo.com.br/artigo/3224/analise-e-especificacoes-de-requisitos.aspx</text:span></text:a><text:span text:style-name="T2"> </text:span><text:a xlink:type="simple" xlink:href="http://moodle.utfpr.edu.br/pluginfile.php/521482/mod_resource/content/1/SWEBOKv3.pdf" text:style-name="Internet_20_link" text:visited-style-name="Visited_20_Internet_20_Link"><text:span text:style-name="T2">http://moodle.utfpr.edu.br/pluginfile.php/521482/mod_resource/content/1/SWEBOKv3.pdf</text:span></text:a><text:span text:style-name="T2"> </text:span><text:a xlink:type="simple" xlink:href="https://searchsoftwarequality.techtarget.com/definition/requirements-analysis" text:style-name="Internet_20_link" text:visited-style-name="Visited_20_Internet_20_Link"><text:span text:style-name="T2">https://searchsoftwarequality.techtarget.com/definition/requirements-analysis</text:span></text:a><text:span text:style-name="T2"> </text:span><text:a xlink:type="simple" xlink:href="https://www.dimap.ufrn.br/~jair/ES/c4.html" text:style-name="Internet_20_link" text:visited-style-name="Visited_20_Internet_20_Link"><text:span text:style-name="T2">https://www.dimap.ufrn.br/~jair/ES/c4.html</text:span></text:a><text:span text:style-name="T2"> </text:span><text:a xlink:type="simple" xlink:href="http://macoratti.net/07/12/net_fer.htm" text:style-name="Internet_20_link" text:visited-style-name="Visited_20_Internet_20_Link"><text:span text:style-name="T2">http://macoratti.net/07/12/net_fer.htm</text:span></text:a><text:span text:style-name="T2"> </text:span><text:a xlink:type="simple" xlink:href="http://aoteastudios.com/2011/05/the-impact-of-poor-requirements-with-a-poster/" text:style-name="Internet_20_link" text:visited-style-name="Visited_20_Internet_20_Link"><text:span text:style-name="T2">http://aoteastudios.com/2011/05/the-impact-of-poor-requirements-with-a-poster/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Whitney" svg:font-family="Whitney, 'Helvetica Neue', Helvetica, Arial, sans-serif"/>
    <style:font-face style:name="tim" svg:font-family="tim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</meta:initial-creator>
    <dc:date>2019-06-22T16:45:39.225597787</dc:date>
    <meta:creation-date>2019-06-15T16:01:49</meta:creation-date>
    <meta:generator>LibreOffice/5.2.7.2$Linux_X86_64 LibreOffice_project/20m0$Build-2</meta:generator>
    <meta:keyword/>
    <dc:subject/>
    <dc:title/>
    <meta:editing-duration>PT18M8S</meta:editing-duration>
    <meta:editing-cycles>8</meta:editing-cycles>
    <meta:document-statistic meta:table-count="0" meta:image-count="0" meta:object-count="0" meta:page-count="4" meta:paragraph-count="76" meta:word-count="961" meta:character-count="6624" meta:non-whitespace-character-count="5705"/>
  </office:meta>
</office:document-meta>
</file>